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CA"/>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CA"/>
    </style:style>
    <style:style style:name="P18" style:parent-style-name="Standard" style:family="paragraph">
      <style:text-properties fo:language="fr" fo:country="CA"/>
    </style:style>
    <style:style style:name="P19" style:parent-style-name="Titre1" style:family="paragraph">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text-properties fo:language="fr" fo:country="CA"/>
    </style:style>
    <style:style style:name="P22" style:parent-style-name="enum" style:family="paragraph">
      <style:paragraph-properties fo:text-align="justify"/>
    </style:style>
    <style:style style:name="T23" style:parent-style-name="Policepardéfaut" style:family="text">
      <style:text-properties fo:language="fr" fo:country="CA"/>
    </style:style>
    <style:style style:name="T24" style:parent-style-name="Policepardéfaut" style:family="text">
      <style:text-properties fo:color="#FF0000" fo:language="fr" fo:country="CA"/>
    </style:style>
    <style:style style:name="T25" style:parent-style-name="Policepardéfaut" style:family="text">
      <style:text-properties fo:language="fr" fo:country="CA"/>
    </style:style>
    <style:style style:name="T26" style:parent-style-name="Policepardéfaut" style:family="text">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style>
    <style:style style:name="T31" style:parent-style-name="Policepardéfaut" style:family="text">
      <style:text-properties fo:language="fr" fo:country="CA"/>
    </style:style>
    <style:style style:name="T32" style:parent-style-name="Policepardéfaut" style:family="text">
      <style:text-properties fo:font-style="italic" style:font-style-asian="italic" style:font-style-complex="italic" fo:language="fr" fo:country="CA"/>
    </style:style>
    <style:style style:name="T33" style:parent-style-name="Policepardéfaut" style:family="text">
      <style:text-properties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text-properties fo:language="fr" fo:country="CA"/>
    </style:style>
    <style:style style:name="P41" style:parent-style-name="Textbody" style:family="paragraph">
      <style:paragraph-properties fo:text-align="justify"/>
      <style:text-properties fo:language="fr" fo:country="CA"/>
    </style:style>
    <style:style style:name="P42" style:parent-style-name="Titre1" style:family="paragraph">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Titre1" style:family="paragraph">
      <style:paragraph-properties fo:text-align="justify"/>
      <style:text-properties fo:language="fr" fo:country="CA"/>
    </style:style>
    <style:style style:name="P52" style:parent-style-name="Standard" style:family="paragraph">
      <style:paragraph-properties fo:text-align="justify"/>
    </style:style>
    <style:style style:name="T53" style:parent-style-name="Policepardéfaut" style:family="text">
      <style:text-properties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T64" style:parent-style-name="Policepardéfaut" style:family="text">
      <style:text-properties fo:language="fr" fo:country="CA"/>
    </style:style>
    <style:style style:name="P65" style:parent-style-name="Titre3" style:family="paragraph">
      <style:paragraph-properties fo:break-before="page"/>
      <style:text-properties fo:language="fr" fo:country="CA"/>
    </style:style>
    <style:style style:name="TableColumn67" style:family="table-column">
      <style:table-column-properties style:column-width="0.4743in" style:use-optimal-column-width="false"/>
    </style:style>
    <style:style style:name="TableColumn68" style:family="table-column">
      <style:table-column-properties style:column-width="0.5486in" style:use-optimal-column-width="false"/>
    </style:style>
    <style:style style:name="Table66" style:family="table">
      <style:table-properties style:width="1.0229in" fo:margin-left="0in" table:align="lef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text-align="center"/>
      <style:text-properties fo:language="fr" fo:country="CA"/>
    </style:style>
    <style:style style:name="TableCell72" style:family="table-cell">
      <style:table-cell-properties fo:border="0.0034in solid #000000" style:writing-mode="lr-tb" fo:padding-top="0.0381in" fo:padding-left="0.0381in" fo:padding-bottom="0.0381in" fo:padding-right="0.0381in"/>
    </style:style>
    <style:style style:name="P73" style:parent-style-name="TableContents" style:family="paragraph">
      <style:paragraph-properties fo:text-align="center"/>
      <style:text-properties fo:language="fr" fo:country="CA"/>
    </style:style>
    <style:style style:name="P74" style:parent-style-name="Textbody" style:family="paragraph">
      <style:paragraph-properties fo:text-align="justify"/>
      <style:text-properties fo:font-style="italic" style:font-style-asian="italic" style:font-style-complex="italic" fo:language="fr" fo:country="CA"/>
    </style:style>
    <style:style style:name="P75" style:parent-style-name="Titre3" style:family="paragraph">
      <style:text-properties fo:language="fr" fo:country="CA"/>
    </style:style>
    <style:style style:name="TableColumn77" style:family="table-column">
      <style:table-column-properties style:column-width="0.4743in" style:use-optimal-column-width="false"/>
    </style:style>
    <style:style style:name="TableColumn78" style:family="table-column">
      <style:table-column-properties style:column-width="0.5486in" style:use-optimal-column-width="false"/>
    </style:style>
    <style:style style:name="Table76" style:family="table">
      <style:table-properties style:width="1.0229in" fo:margin-left="0in" table:align="left"/>
    </style:style>
    <style:style style:name="TableRow79" style:family="table-row">
      <style:table-row-properties style:use-optimal-row-height="false"/>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text-properties fo:language="fr" fo:country="CA"/>
    </style:style>
    <style:style style:name="TableCell82" style:family="table-cell">
      <style:table-cell-properties fo:border="0.0034in solid #000000" style:writing-mode="lr-tb" fo:padding-top="0.0381in" fo:padding-left="0.0381in" fo:padding-bottom="0.0381in" fo:padding-right="0.0381in"/>
    </style:style>
    <style:style style:name="P83" style:parent-style-name="TableContents" style:family="paragraph">
      <style:paragraph-properties fo:text-align="center"/>
      <style:text-properties fo:language="fr" fo:country="CA"/>
    </style:style>
    <style:style style:name="P84" style:parent-style-name="Textbody" style:family="paragraph">
      <style:paragraph-properties fo:text-align="justify"/>
      <style:text-properties fo:font-style="italic" style:font-style-asian="italic" style:font-style-complex="italic" fo:language="fr" fo:country="CA"/>
    </style:style>
    <style:style style:name="P85" style:parent-style-name="Titre3" style:family="paragraph">
      <style:text-properties fo:language="fr" fo:country="CA"/>
    </style:style>
    <style:style style:name="TableColumn87" style:family="table-column">
      <style:table-column-properties style:column-width="0.4743in" style:use-optimal-column-width="false"/>
    </style:style>
    <style:style style:name="TableColumn88" style:family="table-column">
      <style:table-column-properties style:column-width="0.5486in" style:use-optimal-column-width="false"/>
    </style:style>
    <style:style style:name="Table86" style:family="table">
      <style:table-properties style:width="1.0229in" fo:margin-left="0in" table:align="left"/>
    </style:style>
    <style:style style:name="TableRow89" style:family="table-row">
      <style:table-row-properties style:use-optimal-row-height="false"/>
    </style:style>
    <style:style style:name="TableCell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center"/>
      <style:text-properties fo:language="fr" fo:country="CA"/>
    </style:style>
    <style:style style:name="TableCell92" style:family="table-cell">
      <style:table-cell-properties fo:border="0.0034in solid #000000" style:writing-mode="lr-tb" fo:padding-top="0.0381in" fo:padding-left="0.0381in" fo:padding-bottom="0.0381in" fo:padding-right="0.0381in"/>
    </style:style>
    <style:style style:name="P93" style:parent-style-name="TableContents" style:family="paragraph">
      <style:paragraph-properties fo:text-align="center"/>
      <style:text-properties fo:language="fr" fo:country="CA"/>
    </style:style>
    <style:style style:name="P94" style:parent-style-name="Standard" style:family="paragraph">
      <style:text-properties fo:font-style="italic" style:font-style-asian="italic" style:font-style-complex="italic" fo:language="fr" fo:country="CA"/>
    </style:style>
    <style:style style:name="P95" style:parent-style-name="Standard" style:family="paragraph">
      <style:text-properties fo:font-style="italic" style:font-style-asian="italic" style:font-style-complex="italic" fo:language="fr" fo:country="CA"/>
    </style:style>
    <style:style style:name="P96" style:parent-style-name="Standard" style:family="paragraph">
      <style:text-properties fo:font-style="italic" style:font-style-asian="italic" style:font-style-complex="italic" fo:language="fr" fo:country="CA"/>
    </style:style>
    <style:style style:name="P97" style:parent-style-name="Standard" style:family="paragraph">
      <style:text-properties fo:font-style="italic" style:font-style-asian="italic" style:font-style-complex="italic" fo:language="fr" fo:country="CA"/>
    </style:style>
    <style:style style:name="P98" style:parent-style-name="Standard" style:family="paragraph">
      <style:text-properties fo:font-style="italic" style:font-style-asian="italic" style:font-style-complex="italic" fo:language="fr" fo:country="CA"/>
    </style:style>
    <style:style style:name="P99" style:parent-style-name="Standard" style:family="paragraph">
      <style:text-properties fo:font-style="italic" style:font-style-asian="italic" style:font-style-complex="italic" fo:language="fr" fo:country="CA"/>
    </style:style>
    <style:style style:name="P100" style:parent-style-name="Titre3" style:family="paragraph">
      <style:text-properties fo:language="fr" fo:country="CA"/>
    </style:style>
    <style:style style:name="TableColumn102" style:family="table-column">
      <style:table-column-properties style:column-width="0.4743in" style:use-optimal-column-width="false"/>
    </style:style>
    <style:style style:name="TableColumn103" style:family="table-column">
      <style:table-column-properties style:column-width="0.5486in" style:use-optimal-column-width="false"/>
    </style:style>
    <style:style style:name="Table101" style:family="table">
      <style:table-properties style:width="1.0229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fo:language="fr" fo:country="CA"/>
    </style:style>
    <style:style style:name="TableCell107" style:family="table-cell">
      <style:table-cell-properties fo:border="0.0034in solid #000000" style:writing-mode="lr-tb" fo:padding-top="0.0381in" fo:padding-left="0.0381in" fo:padding-bottom="0.0381in" fo:padding-right="0.0381in"/>
    </style:style>
    <style:style style:name="P108" style:parent-style-name="TableContents" style:family="paragraph">
      <style:paragraph-properties fo:text-align="center"/>
      <style:text-properties fo:language="fr" fo:country="CA"/>
    </style:style>
    <style:style style:name="P109" style:parent-style-name="Standard" style:family="paragraph">
      <style:text-properties fo:font-style="italic" style:font-style-asian="italic" style:font-style-complex="italic" fo:language="fr" fo:country="CA"/>
    </style:style>
    <style:style style:name="P110" style:parent-style-name="Standard" style:family="paragraph">
      <style:text-properties fo:font-style="italic" style:font-style-asian="italic" style:font-style-complex="italic" fo:language="fr" fo:country="CA"/>
    </style:style>
    <style:style style:name="P111" style:parent-style-name="Titre1" style:family="paragraph">
      <style:paragraph-properties fo:break-before="page"/>
      <style:text-properties fo:language="fr" fo:country="CA"/>
    </style:style>
    <style:style style:name="P112" style:parent-style-name="Titre3" style:family="paragraph">
      <style:text-properties fo:language="fr" fo:country="CA"/>
    </style:style>
    <style:style style:name="TableColumn114" style:family="table-column">
      <style:table-column-properties style:column-width="0.4743in" style:use-optimal-column-width="false"/>
    </style:style>
    <style:style style:name="TableColumn115" style:family="table-column">
      <style:table-column-properties style:column-width="0.5486in" style:use-optimal-column-width="false"/>
    </style:style>
    <style:style style:name="Table113" style:family="table">
      <style:table-properties style:width="1.0229in" fo:margin-left="0in" table:align="left"/>
    </style:style>
    <style:style style:name="TableRow116" style:family="table-row">
      <style:table-row-properties style:use-optimal-row-height="false"/>
    </style:style>
    <style:style style:name="TableCell1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center"/>
      <style:text-properties fo:language="fr" fo:country="CA"/>
    </style:style>
    <style:style style:name="TableCell119" style:family="table-cell">
      <style:table-cell-properties fo:border="0.0034in solid #000000" style:writing-mode="lr-tb" fo:padding-top="0.0381in" fo:padding-left="0.0381in" fo:padding-bottom="0.0381in" fo:padding-right="0.0381in"/>
    </style:style>
    <style:style style:name="P120" style:parent-style-name="TableContents" style:family="paragraph">
      <style:paragraph-properties fo:text-align="center"/>
      <style:text-properties fo:language="fr" fo:country="CA"/>
    </style:style>
    <style:style style:name="P121" style:parent-style-name="Standard" style:family="paragraph">
      <style:text-properties fo:language="fr" fo:country="CA"/>
    </style:style>
    <style:style style:name="P122" style:parent-style-name="Standard" style:family="paragraph">
      <style:text-properties fo:language="fr" fo:country="CA"/>
    </style:style>
    <style:style style:name="P123" style:parent-style-name="Standard" style:family="paragraph">
      <style:text-properties fo:language="fr" fo:country="CA"/>
    </style:style>
    <style:style style:name="P124" style:parent-style-name="Standard" style:family="paragraph">
      <style:text-properties fo:language="fr" fo:country="CA"/>
    </style:style>
    <style:style style:name="P125" style:parent-style-name="Standard" style:family="paragraph">
      <style:text-properties fo:language="fr" fo:country="CA"/>
    </style:style>
    <style:style style:name="P126" style:parent-style-name="Standard" style:family="paragraph">
      <style:text-properties fo:language="fr" fo:country="CA"/>
    </style:style>
    <style:style style:name="P127" style:parent-style-name="Standard" style:family="paragraph">
      <style:text-properties fo:language="fr" fo:country="CA"/>
    </style:style>
    <style:style style:name="P128" style:parent-style-name="Standard" style:family="paragraph">
      <style:text-properties fo:language="fr" fo:country="CA"/>
    </style:style>
    <style:style style:name="P129" style:parent-style-name="Standard" style:family="paragraph">
      <style:text-properties fo:language="fr" fo:country="CA"/>
    </style:style>
    <style:style style:name="P130" style:parent-style-name="Standard" style:family="paragraph">
      <style:text-properties fo:language="fr" fo:country="CA"/>
    </style:style>
    <style:style style:name="P131" style:parent-style-name="Standard" style:family="paragraph">
      <style:text-properties fo:language="fr" fo:country="CA"/>
    </style:style>
    <style:style style:name="P132" style:parent-style-name="Standard" style:family="paragraph">
      <style:text-properties fo:language="fr" fo:country="CA"/>
    </style:style>
    <style:style style:name="P133" style:parent-style-name="Standard" style:family="paragraph">
      <style:text-properties fo:language="fr" fo:country="CA"/>
    </style:style>
    <style:style style:name="P134" style:parent-style-name="Standard" style:family="paragraph">
      <style:text-properties fo:language="fr" fo:country="CA"/>
    </style:style>
    <style:style style:name="P135" style:parent-style-name="Standard" style:family="paragraph">
      <style:text-properties style:text-underline-type="single" style:text-underline-style="solid" style:text-underline-width="auto" style:text-underline-mode="continuous" fo:language="fr" fo:country="CA"/>
    </style:style>
    <style:style style:name="P136" style:parent-style-name="Standard" style:family="paragraph">
      <style:text-properties style:text-underline-type="single" style:text-underline-style="solid" style:text-underline-width="auto" style:text-underline-mode="continuous" fo:language="fr" fo:country="CA"/>
    </style:style>
    <style:style style:name="P137" style:parent-style-name="Standard" style:family="paragraph">
      <style:text-properties style:font-name="DejaVu Sans Mono" fo:language="fr" fo:country="CA"/>
    </style:style>
    <style:style style:name="P138" style:parent-style-name="Standard" style:family="paragraph">
      <style:text-properties style:font-name="DejaVu Sans Mono" fo:language="fr" fo:country="CA"/>
    </style:style>
    <style:style style:name="P139" style:parent-style-name="Standard" style:family="paragraph">
      <style:text-properties fo:language="fr" fo:country="CA"/>
    </style:style>
    <style:style style:name="P140" style:parent-style-name="Standard" style:family="paragraph">
      <style:paragraph-properties fo:text-align="justify"/>
      <style:text-properties fo:color="#FF0000" fo:language="fr" fo:country="CA"/>
    </style:style>
    <style:style style:name="P141" style:parent-style-name="Standard" style:family="paragraph">
      <style:paragraph-properties fo:text-align="justify"/>
      <style:text-properties fo:language="fr" fo:country="CA"/>
    </style:style>
    <style:style style:name="P142" style:parent-style-name="Titre3" style:family="paragraph">
      <style:text-properties fo:language="fr" fo:country="CA"/>
    </style:style>
    <style:style style:name="TableColumn144" style:family="table-column">
      <style:table-column-properties style:column-width="0.4743in" style:use-optimal-column-width="false"/>
    </style:style>
    <style:style style:name="TableColumn145" style:family="table-column">
      <style:table-column-properties style:column-width="0.5486in" style:use-optimal-column-width="false"/>
    </style:style>
    <style:style style:name="Table143" style:family="table">
      <style:table-properties style:width="1.0229in" fo:margin-left="0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fo:language="fr" fo:country="CA"/>
    </style:style>
    <style:style style:name="TableCell149" style:family="table-cell">
      <style:table-cell-properties fo:border="0.0034in solid #000000" style:writing-mode="lr-tb" fo:padding-top="0.0381in" fo:padding-left="0.0381in" fo:padding-bottom="0.0381in" fo:padding-right="0.0381in"/>
    </style:style>
    <style:style style:name="P150" style:parent-style-name="TableContents" style:family="paragraph">
      <style:paragraph-properties fo:text-align="center"/>
      <style:text-properties fo:language="fr" fo:country="CA"/>
    </style:style>
    <style:style style:name="P151" style:parent-style-name="Standard" style:family="paragraph">
      <style:text-properties fo:language="fr" fo:country="CA"/>
    </style:style>
    <style:style style:name="P152" style:parent-style-name="Titre3" style:family="paragraph">
      <style:text-properties fo:language="fr" fo:country="CA"/>
    </style:style>
    <style:style style:name="TableColumn154" style:family="table-column">
      <style:table-column-properties style:column-width="0.4743in" style:use-optimal-column-width="false"/>
    </style:style>
    <style:style style:name="TableColumn155" style:family="table-column">
      <style:table-column-properties style:column-width="0.5486in" style:use-optimal-column-width="false"/>
    </style:style>
    <style:style style:name="Table153" style:family="table">
      <style:table-properties style:width="1.0229in" fo:margin-left="0in" table:align="left"/>
    </style:style>
    <style:style style:name="TableRow156" style:family="table-row">
      <style:table-row-properties style:use-optimal-row-height="false"/>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center"/>
      <style:text-properties fo:language="fr" fo:country="CA"/>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ableContents" style:family="paragraph">
      <style:paragraph-properties fo:text-align="center"/>
      <style:text-properties fo:language="fr" fo:country="CA"/>
    </style:style>
    <style:style style:name="P161" style:parent-style-name="Standard" style:family="paragraph">
      <style:text-properties fo:language="fr" fo:country="CA"/>
    </style:style>
    <style:style style:name="P162" style:parent-style-name="Titre3" style:family="paragraph">
      <style:text-properties fo:language="fr" fo:country="CA"/>
    </style:style>
    <style:style style:name="TableColumn164" style:family="table-column">
      <style:table-column-properties style:column-width="0.4743in" style:use-optimal-column-width="false"/>
    </style:style>
    <style:style style:name="TableColumn165" style:family="table-column">
      <style:table-column-properties style:column-width="0.5486in" style:use-optimal-column-width="false"/>
    </style:style>
    <style:style style:name="Table163" style:family="table">
      <style:table-properties style:width="1.0229in" fo:margin-left="0in" table:align="left"/>
    </style:style>
    <style:style style:name="TableRow166" style:family="table-row">
      <style:table-row-properties style:use-optimal-row-height="false"/>
    </style:style>
    <style:style style:name="TableCell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text-properties fo:language="fr" fo:country="CA"/>
    </style:style>
    <style:style style:name="TableCell169" style:family="table-cell">
      <style:table-cell-properties fo:border="0.0034in solid #000000" style:writing-mode="lr-tb" fo:padding-top="0.0381in" fo:padding-left="0.0381in" fo:padding-bottom="0.0381in" fo:padding-right="0.0381in"/>
    </style:style>
    <style:style style:name="P170" style:parent-style-name="TableContents" style:family="paragraph">
      <style:paragraph-properties fo:text-align="center"/>
      <style:text-properties fo:language="fr" fo:country="CA"/>
    </style:style>
    <style:style style:name="P171" style:parent-style-name="Titre3" style:family="paragraph">
      <style:text-properties fo:language="fr" fo:country="CA"/>
    </style:style>
    <style:style style:name="TableColumn173" style:family="table-column">
      <style:table-column-properties style:column-width="0.4708in" style:use-optimal-column-width="false"/>
    </style:style>
    <style:style style:name="Table172" style:family="table">
      <style:table-properties style:width="0.4708in" fo:margin-left="0in" table:align="left"/>
    </style:style>
    <style:style style:name="TableRow174" style:family="table-row">
      <style:table-row-properties style:use-optimal-row-height="false"/>
    </style:style>
    <style:style style:name="TableCell175" style:family="table-cell">
      <style:table-cell-properties fo:border="0.0034in solid #000000" style:writing-mode="lr-tb" fo:padding-top="0.0381in" fo:padding-left="0.0381in" fo:padding-bottom="0.0381in" fo:padding-right="0.0381in"/>
    </style:style>
    <style:style style:name="P176" style:parent-style-name="TableContents" style:family="paragraph">
      <style:paragraph-properties fo:text-align="center"/>
      <style:text-properties fo:language="fr" fo:country="CA"/>
    </style:style>
    <style:style style:name="P177" style:parent-style-name="Textbody" style:family="paragraph">
      <style:text-properties fo:language="fr" fo:country="CA"/>
    </style:style>
    <style:style style:name="P178" style:parent-style-name="Textbody" style:family="paragraph"/>
    <style:style style:name="T179" style:parent-style-name="Policepardéfaut" style:family="text">
      <style:text-properties fo:language="fr" fo:country="CA"/>
    </style:style>
  </office:automatic-styles>
  <office:body>
    <office:text text:use-soft-page-breaks="true">
      <text:p text:style-name="P1">INF4705<text:s/>–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adirou Salim, 1733231</text:p>
            <text:p text:style-name="P12">Badirou Bissola, 1770039</text:p>
          </table:table-cell>
        </table:table-row>
        <table:table-row table:style-name="TableRow13">
          <table:table-cell table:style-name="TableCell14">
            <text:p text:style-name="P15">Note finale / 14</text:p>
          </table:table-cell>
          <table:table-cell table:style-name="TableCell16">
            <text:p text:style-name="P17">0</text:p>
          </table:table-cell>
        </table:table-row>
      </table:table>
      <text:p text:style-name="P18"/>
      <text:h text:style-name="P19" text:outline-level="1">Informations<text:s/>techniques</text:h>
      <text:list text:style-name="LFO1" text:continue-numbering="true">
        <text:list-item>
          <text:p text:style-name="P20">Répondez directement dans ce document ODT avec LibreOffice. Utilisez LibreOffice et non Word, sinon ce document sera corrompu.</text:p>
        </text:list-item>
        <text:list-item>
          <text:p text:style-name="P21">La correction se fait à même le rapport.</text:p>
        </text:list-item>
        <text:list-item>
          <text:p text:style-name="P22"><text:span text:style-name="T23">Avant le<text:s/></text:span><text:span text:style-name="T24">4 décembre à 23h59</text:span><text:span text:style-name="T25">, vous devez faire une remise électronique en sui</text:span><text:span text:style-name="T26">vant les instructions suivantes :</text:span></text:p>
          <text:list text:continue-numbering="true">
            <text:list-item>
              <text:p text:style-name="P27">Le dossier remis doit se nommer matricule1_matricule2_tp3 et doit être compressé sous format zip.</text:p>
            </text:list-item>
            <text:list-item>
              <text:p text:style-name="P28">À la racine de ce dernier, on doit retrouver :</text:p>
              <text:list text:continue-numbering="true">
                <text:list-item>
                  <text:p text:style-name="P29">Ce rapport sous format ODT.</text:p>
                </text:list-item>
                <text:list-item>
                  <text:p text:style-name="P30"><text:span text:style-name="T31">Un script nommé<text:s/></text:span><text:span text:style-name="T32">tp.sh</text:span><text:span text:style-name="T33"><text:s/>servant à exécuter les diff</text:span><text:span text:style-name="T34">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Vous avez le choix du langage de programmation utilisé.<text:s/>Le code et les exécutables soumis devront être compatible avec les ordinateurs de la salle L-4714. Conseil pour le TP3 : Compilez avec -O3 si vous utilisez C++.</text:p>
        </text:list-item>
        <text:list-item>
          <text:p text:style-name="P41">Si vous utilisez des extraits de codes (programmes) trouvés sur Internet, vous devez en mentionner la source, sinon vous serez sanctionnés pour plagiat.</text:p>
        </text:list-item>
      </text:list>
      <text:h text:style-name="P42" text:outline-level="1">Mise en situation</text:h>
      <text:p text:style-name="P43">Le dernier travail pratique se fera dans le cadre du concours du meilleur algorithme pour la session d'automne<text:s/>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text:s/>de notre choix pendant 3 minutes.</text:p>
      <text:p text:style-name="P44"/>
      <text:p text:style-name="P45">Vous êtes administrateur d’une compagnie de voyages organisés, et dans le cadre de vos fonctions vous devez planifier des parcours pour des groupes de touristes dans différentes villes. Chaque ville compte plusieurs centres d’intérêt comme des musées, des monuments, etc, qui sont dispersés 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6"/>
      <text:p text:style-name="P47">On peut représenter le problème sous la forme d'un graphe complet, la valeur d'un noeud indiquant le niveau d’appréciation<text:s/>de ce centre<text:s/>d’intérêt, et la valeur d'une arête représentant la combinaison du temps nécessaire pour passer d'un centre d’intérêt à un autre avec le temps nécessaire pour faire la visite (par conséquent, l'inégalité triangulaire ne tient pas). L'objectif<text:s/>est de trouver un chemin d'une durée inférieure ou égale à la limite de temps, qui maximise la somme des niveaux d’appréciation des noeuds visités. Le chemin doit être fermé (le noeud de départ est le même que le noeud d'arrivée, i.e., l'hôtel) et simple<text:s/>(les noeuds ne peuvent être visités qu'une seule fois).</text:p>
      <text:p text:style-name="P48"/>
      <text:p text:style-name="P49">Le rapport pour ce dernier travail pratique est assez succinct. Vous êtes encouragés à terminer ce travail assez tôt afin de ne pas compromettre la préparation à vos examens finaux.</text:p>
      <text:p text:style-name="P50"/>
      <text:h text:style-name="P51" text:outline-level="1">Jeu de données</text:h>
      <text:p text:style-name="P52"><text:span text:style-name="T53">P</text:span><text:span text:style-name="T54">our tester votre algorithme, vous disposez d’un jeu de données de 10 exemplaires. La première ligne contient le nombre de centres d’intérêt<text:s/></text:span><text:span text:style-name="T55">n</text:span><text:span text:style-name="T56">. Les<text:s/></text:span><text:span text:style-name="T57">n</text:span><text:span text:style-name="T58"><text:s/>lignes suivantes représentent la matrice d’adjacence du<text:s/></text:span><text:span text:style-name="T59">graphe<text:s/></text:span><text:span text:style-name="T60">(</text:span><text:span text:style-name="T61">l’hôtel est à<text:s/></text:span><text:span text:style-name="T62">n</text:span><text:span text:style-name="T63">=0). L’avant-dernière ligne</text:span><text:span text:style-name="T64"><text:s/>indique le temps maximal alloué pour le parcours, et la dernière ligne représente le niveau d’appréciation de chaque centre d’intérêt.</text:span></text:p>
      <text:soft-page-break/>
      <text:h text:style-name="P65" text:outline-level="3">Description de votre algorithme</text:h>
      <table:table table:style-name="Table66">
        <table:table-columns>
          <table:table-column table:style-name="TableColumn67"/>
          <table:table-column table:style-name="TableColumn68"/>
        </table:table-columns>
        <table:table-row table:style-name="TableRow69">
          <table:table-cell table:style-name="TableCell70">
            <text:p text:style-name="P71">0</text:p>
          </table:table-cell>
          <table:table-cell table:style-name="TableCell72">
            <text:p text:style-name="P73"><text:s/>/ 1 pt</text:p>
          </table:table-cell>
        </table:table-row>
      </table:table>
      <text:p text:style-name="P74">Décrivez brièvement votre algorithme en quelques phrases.</text:p>
      <text:h text:style-name="P75" text:outline-level="3">Présentation de votre algorithme</text:h>
      <table:table table:style-name="Table76">
        <table:table-columns>
          <table:table-column table:style-name="TableColumn77"/>
          <table:table-column table:style-name="TableColumn78"/>
        </table:table-columns>
        <table:table-row table:style-name="TableRow79">
          <table:table-cell table:style-name="TableCell80">
            <text:p text:style-name="P81">0</text:p>
          </table:table-cell>
          <table:table-cell table:style-name="TableCell82">
            <text:p text:style-name="P83"><text:s/>/ 2 pt</text:p>
          </table:table-cell>
        </table:table-row>
      </table:table>
      <text:p text:style-name="P84">Sous forme de pseudo-code et incluant une analyse de complexité théorique des principales fonctions. Si vous préférez écrire vos équations en Latex, vous pouvez ajouter un pdf à la remise avec la réponse à cette<text:s/>question et le mentionner ici.</text:p>
      <text:h text:style-name="P85" text:outline-level="3">Justification de l’originalité de votre algorithme</text:h>
      <table:table table:style-name="Table86">
        <table:table-columns>
          <table:table-column table:style-name="TableColumn87"/>
          <table:table-column table:style-name="TableColumn88"/>
        </table:table-columns>
        <table:table-row table:style-name="TableRow89">
          <table:table-cell table:style-name="TableCell90">
            <text:p text:style-name="P91">0</text:p>
          </table:table-cell>
          <table:table-cell table:style-name="TableCell92">
            <text:p text:style-name="P93"><text:s/>/ 3 pt</text:p>
          </table:table-cell>
        </table:table-row>
      </table:table>
      <text:p text:style-name="P94"/>
      <text:p text:style-name="P95">La conception de votre algorithme sera jugée avec les critères suivants :</text:p>
      <text:list text:style-name="LFO2" text:continue-numbering="true">
        <text:list-item>
          <text:p text:style-name="P96">Lien avec le contenu du cours</text:p>
        </text:list-item>
        <text:list-item>
          <text:p text:style-name="P97">Originalité</text:p>
        </text:list-item>
        <text:list-item>
          <text:p text:style-name="P98">Initiative</text:p>
        </text:list-item>
      </text:list>
      <text:p text:style-name="P99"/>
      <text:h text:style-name="P100" text:outline-level="3">Votre algorithme est-il assuré de<text:s/>trouver une solution optimale?</text:h>
      <table:table table:style-name="Table101">
        <table:table-columns>
          <table:table-column table:style-name="TableColumn102"/>
          <table:table-column table:style-name="TableColumn103"/>
        </table:table-columns>
        <table:table-row table:style-name="TableRow104">
          <table:table-cell table:style-name="TableCell105">
            <text:p text:style-name="P106">0</text:p>
          </table:table-cell>
          <table:table-cell table:style-name="TableCell107">
            <text:p text:style-name="P108"><text:s/>/ 1 pt</text:p>
          </table:table-cell>
        </table:table-row>
      </table:table>
      <text:p text:style-name="P109"/>
      <text:p text:style-name="P110">Répondez simplement “oui” ou “non”. Aucune justification requise.</text:p>
      <text:soft-page-break/>
      <text:h text:style-name="P111" text:outline-level="1">Autres<text:s/>critères de correction</text:h>
      <text:h text:style-name="P112" text:outline-level="3">Respect de l’interface tp.sh</text:h>
      <table:table table:style-name="Table113">
        <table:table-columns>
          <table:table-column table:style-name="TableColumn114"/>
          <table:table-column table:style-name="TableColumn115"/>
        </table:table-columns>
        <table:table-row table:style-name="TableRow116">
          <table:table-cell table:style-name="TableCell117">
            <text:p text:style-name="P118">0</text:p>
          </table:table-cell>
          <table:table-cell table:style-name="TableCell119">
            <text:p text:style-name="P120"><text:s/>/ 1 pt</text:p>
          </table:table-cell>
        </table:table-row>
      </table:table>
      <text:p text:style-name="P121"/>
      <text:p text:style-name="P122">Utilisation :</text:p>
      <text:p text:style-name="P123"><text:tab/>./tp.sh -e [path_vers_exemplaire]</text:p>
      <text:p text:style-name="P124"/>
      <text:p text:style-name="P125">Lorsque exécuté sans le paramètre -p, le programme affiche uniquement la qualité d’un parcours à chaque fois qu’une meilleure solution est trouvée. Votre programme est sensé s’exécuter tant et aussi longtemps qu’il n’est pas manuellement interrompu.</text:p>
      <text:p text:style-name="P126"/>
      <text:p text:style-name="P127">Argument optionnel :</text:p>
      <text:p text:style-name="P128"/>
      <text:p text:style-name="P129">-p<text:tab/>Chaque fois qu’une meilleure solution est trouvée, le programme affiche le nouveau parcours (au<text:s/><text:tab/>lieu de<text:s/>simplement afficher la qualité de la solution).</text:p>
      <text:p text:style-name="P130"/>
      <text:p text:style-name="P131">Important : l’option -e doit accepter des fichiers avec des paths absolus.</text:p>
      <text:p text:style-name="P132"/>
      <text:p text:style-name="P133">Le script tp.sh ne vous est pas fourni, mais vous pouvez facilement adapter celui du TP2.</text:p>
      <text:p text:style-name="P134"/>
      <text:p text:style-name="P135">Voici un exemple d’affichage (dans cet exemple, après avoir trouvé un parcours initial, le programme en a par la suite trouvé un meilleur) :</text:p>
      <text:p text:style-name="P136"/>
      <text:p text:style-name="P137">0 32 9 41 12 15 39 3 0</text:p>
      <text:p text:style-name="P138">0 6 22 31 13 8 12 41 45 17 0</text:p>
      <text:p text:style-name="P139"/>
      <text:p text:style-name="P140">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141"/>
      <text:h text:style-name="P142" text:outline-level="3">Qualité de l’algorithme</text:h>
      <table:table table:style-name="Table143">
        <table:table-columns>
          <table:table-column table:style-name="TableColumn144"/>
          <table:table-column table:style-name="TableColumn145"/>
        </table:table-columns>
        <table:table-row table:style-name="TableRow146">
          <table:table-cell table:style-name="TableCell147">
            <text:p text:style-name="P148">0</text:p>
          </table:table-cell>
          <table:table-cell table:style-name="TableCell149">
            <text:p text:style-name="P150"><text:s/>/ 4 pt</text:p>
          </table:table-cell>
        </table:table-row>
      </table:table>
      <text:p text:style-name="P151"/>
      <text:h text:style-name="P152" text:outline-level="3">Qualité du code</text:h>
      <table:table table:style-name="Table153">
        <table:table-columns>
          <table:table-column table:style-name="TableColumn154"/>
          <table:table-column table:style-name="TableColumn155"/>
        </table:table-columns>
        <table:table-row table:style-name="TableRow156">
          <table:table-cell table:style-name="TableCell157">
            <text:p text:style-name="P158">0</text:p>
          </table:table-cell>
          <table:table-cell table:style-name="TableCell159">
            <text:p text:style-name="P160"><text:s/>/ 1 pt</text:p>
          </table:table-cell>
        </table:table-row>
      </table:table>
      <text:p text:style-name="P161"/>
      <text:h text:style-name="P162" text:outline-level="3">Présentation générale (concision, qualité du français, etc.)</text:h>
      <table:table table:style-name="Table163">
        <table:table-columns>
          <table:table-column table:style-name="TableColumn164"/>
          <table:table-column table:style-name="TableColumn165"/>
        </table:table-columns>
        <table:table-row table:style-name="TableRow166">
          <table:table-cell table:style-name="TableCell167">
            <text:p text:style-name="P168">0</text:p>
          </table:table-cell>
          <table:table-cell table:style-name="TableCell169">
            <text:p text:style-name="P170"><text:s/>/ 1 pt</text:p>
          </table:table-cell>
        </table:table-row>
      </table:table>
      <text:h text:style-name="P171" text:outline-level="3">Pénalité pour retard ou autre</text:h>
      <table:table table:style-name="Table172">
        <table:table-columns>
          <table:table-column table:style-name="TableColumn173"/>
        </table:table-columns>
        <table:table-row table:style-name="TableRow174">
          <table:table-cell table:style-name="TableCell175">
            <text:p text:style-name="P176">0</text:p>
          </table:table-cell>
        </table:table-row>
      </table:table>
      <text:p text:style-name="P177"/>
      <text:soft-page-break/>
      <text:list text:style-name="LFO3" text:continue-numbering="true">
        <text:list-item>
          <text:p text:style-name="P178"><text:span text:style-name="T179">-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lim BADIROU</dc:creator>
    <meta:creation-date>2018-01-08T17:34:00Z</meta:creation-date>
    <dc:date>2018-12-04T00:30:00Z</dc:date>
    <meta:template xlink:href="Normal.dotm" xlink:type="simple"/>
    <meta:editing-cycles>127</meta:editing-cycles>
    <meta:editing-duration>PT57660S</meta:editing-duration>
    <meta:document-statistic meta:page-count="5" meta:paragraph-count="12" meta:word-count="930" meta:character-count="6036" meta:row-count="42" meta:non-whitespace-character-count="5118"/>
  </office:meta>
</office:document-meta>
</file>